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043in"/>
    </style:style>
    <style:style style:name="co3" style:family="table-column">
      <style:table-column-properties fo:break-before="auto" style:column-width="1.1382in"/>
    </style:style>
    <style:style style:name="ro1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 style:data-style-name="N2"/>
    <style:style style:name="ce5" style:family="table-cell" style:parent-style-name="Default" style:data-style-name="N4"/>
    <style:style style:name="ce6" style:family="table-cell" style:parent-style-name="Default" style:data-style-name="N3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table:number-columns-spanned="2" table:number-rows-spanned="1">
            <text:p>Parameters</text:p>
          </table:table-cell>
          <table:covered-table-cell/>
          <table:table-cell table:number-columns-repeated="1018"/>
        </table:table-row>
        <table:table-row table:style-name="ro1">
          <table:table-cell table:style-name="ce2" office:value-type="string">
            <text:p>in model</text:p>
          </table:table-cell>
          <table:table-cell table:style-name="ce2" office:value-type="string">
            <text:p>in code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number-columns-repeated="1018"/>
        </table:table-row>
        <table:table-row table:style-name="ro1">
          <table:table-cell office:value-type="string">
            <text:p>po</text:p>
          </table:table-cell>
          <table:table-cell office:value-type="string">
            <text:p>porosity</text:p>
          </table:table-cell>
          <table:table-cell table:style-name="ce4" office:value-type="float" office:value="0.2">
            <text:p>0.20</text:p>
          </table:table-cell>
          <table:table-cell table:style-name="ce4" office:value-type="float" office:value="0.2">
            <text:p>0.20</text:p>
          </table:table-cell>
          <table:table-cell table:style-name="ce4" office:value-type="float" office:value="0.2">
            <text:p>0.20</text:p>
          </table:table-cell>
          <table:table-cell table:style-name="ce4" office:value-type="float" office:value="0.2">
            <text:p>0.20</text:p>
          </table:table-cell>
          <table:table-cell table:number-columns-repeated="1014"/>
        </table:table-row>
        <table:table-row table:style-name="ro1">
          <table:table-cell office:value-type="string">
            <text:p>a</text:p>
          </table:table-cell>
          <table:table-cell office:value-type="string">
            <text:p>surface</text:p>
          </table:table-cell>
          <table:table-cell office:value-type="float" office:value="2950181">
            <text:p>2950181</text:p>
          </table:table-cell>
          <table:table-cell table:style-name="ce6" office:value-type="float" office:value="2950181">
            <text:p>2,950,181</text:p>
          </table:table-cell>
          <table:table-cell table:style-name="ce6" office:value-type="float" office:value="2950181">
            <text:p>2,950,181</text:p>
          </table:table-cell>
          <table:table-cell table:style-name="ce6" office:value-type="float" office:value="2950181">
            <text:p>2,950,181</text:p>
          </table:table-cell>
          <table:table-cell table:number-columns-repeated="1014"/>
        </table:table-row>
        <table:table-row table:style-name="ro1">
          <table:table-cell office:value-type="string">
            <text:p>hmax</text:p>
          </table:table-cell>
          <table:table-cell office:value-type="string">
            <text:p>max_water_level</text:p>
          </table:table-cell>
          <table:table-cell table:style-name="ce4" office:value-type="float" office:value="0.7">
            <text:p>0.70</text:p>
          </table:table-cell>
          <table:table-cell table:style-name="ce4" office:value-type="float" office:value="0.7">
            <text:p>0.70</text:p>
          </table:table-cell>
          <table:table-cell table:style-name="ce4" office:value-type="float" office:value="0.7">
            <text:p>0.70</text:p>
          </table:table-cell>
          <table:table-cell table:style-name="ce4" office:value-type="float" office:value="0.7">
            <text:p>0.70</text:p>
          </table:table-cell>
          <table:table-cell table:number-columns-repeated="1014"/>
        </table:table-row>
        <table:table-row table:style-name="ro1">
          <table:table-cell office:value-type="string">
            <text:p>hequi</text:p>
          </table:table-cell>
          <table:table-cell office:value-type="string">
            <text:p>equi_water_level</text:p>
          </table:table-cell>
          <table:table-cell table:style-name="ce4" office:value-type="float" office:value="0.5">
            <text:p>0.50</text:p>
          </table:table-cell>
          <table:table-cell table:style-name="ce4" office:value-type="float" office:value="0.5">
            <text:p>0.50</text:p>
          </table:table-cell>
          <table:table-cell table:style-name="ce4" office:value-type="float" office:value="0.5">
            <text:p>0.50</text:p>
          </table:table-cell>
          <table:table-cell table:style-name="ce4" office:value-type="float" office:value="0.5">
            <text:p>0.50</text:p>
          </table:table-cell>
          <table:table-cell table:number-columns-repeated="1014"/>
        </table:table-row>
        <table:table-row table:style-name="ro1">
          <table:table-cell office:value-type="string">
            <text:p>hmin</text:p>
          </table:table-cell>
          <table:table-cell office:value-type="string">
            <text:p>min_water_level</text:p>
          </table:table-cell>
          <table:table-cell table:style-name="ce4" office:value-type="float" office:value="0">
            <text:p>0.00</text:p>
          </table:table-cell>
          <table:table-cell table:style-name="ce4" office:value-type="float" office:value="0">
            <text:p>0.00</text:p>
          </table:table-cell>
          <table:table-cell table:style-name="ce4" office:value-type="float" office:value="0">
            <text:p>0.00</text:p>
          </table:table-cell>
          <table:table-cell table:style-name="ce4"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office:value-type="string">
            <text:p>hinit</text:p>
          </table:table-cell>
          <table:table-cell office:value-type="string">
            <text:p>init_water_level</text:p>
          </table:table-cell>
          <table:table-cell table:style-name="ce4" office:value-type="float" office:value="0.35">
            <text:p>0.35</text:p>
          </table:table-cell>
          <table:table-cell table:style-name="ce4" office:value-type="float" office:value="0.35">
            <text:p>0.35</text:p>
          </table:table-cell>
          <table:table-cell table:style-name="ce4" office:value-type="float" office:value="0.35">
            <text:p>0.35</text:p>
          </table:table-cell>
          <table:table-cell table:style-name="ce4" office:value-type="float" office:value="0.65">
            <text:p>0.65</text:p>
          </table:table-cell>
          <table:table-cell table:number-columns-repeated="1014"/>
        </table:table-row>
        <table:table-row table:style-name="ro1">
          <table:table-cell office:value-type="string">
            <text:p>fc</text:p>
          </table:table-cell>
          <table:table-cell office:value-type="string">
            <text:p>crop_evaporation_factor</text:p>
          </table:table-cell>
          <table:table-cell table:style-name="ce4" office:value-type="float" office:value="1">
            <text:p>1.00</text:p>
          </table:table-cell>
          <table:table-cell table:style-name="ce4" office:value-type="float" office:value="1">
            <text:p>1.00</text:p>
          </table:table-cell>
          <table:table-cell table:style-name="ce4" office:value-type="float" office:value="1">
            <text:p>1.00</text:p>
          </table:table-cell>
          <table:table-cell table:style-name="ce4" office:value-type="float" office:value="1">
            <text:p>1.00</text:p>
          </table:table-cell>
          <table:table-cell table:number-columns-repeated="1014"/>
        </table:table-row>
        <table:table-row table:style-name="ro1">
          <table:table-cell office:value-type="string">
            <text:p>fc min</text:p>
          </table:table-cell>
          <table:table-cell office:value-type="string">
            <text:p>min_crop_evaporation_factor</text:p>
          </table:table-cell>
          <table:table-cell table:style-name="ce4" office:value-type="float" office:value="0.75">
            <text:p>0.75</text:p>
          </table:table-cell>
          <table:table-cell table:style-name="ce4" office:value-type="float" office:value="0.75">
            <text:p>0.75</text:p>
          </table:table-cell>
          <table:table-cell table:style-name="ce4" office:value-type="float" office:value="0.75">
            <text:p>0.75</text:p>
          </table:table-cell>
          <table:table-cell table:style-name="ce4" office:value-type="float" office:value="0.75">
            <text:p>0.75</text:p>
          </table:table-cell>
          <table:table-cell table:number-columns-repeated="1014"/>
        </table:table-row>
        <table:table-row table:style-name="ro1">
          <table:table-cell office:value-type="string">
            <text:p>fin</text:p>
          </table:table-cell>
          <table:table-cell office:value-type="string">
            <text:p>infiltration_factor</text:p>
          </table:table-cell>
          <table:table-cell table:style-name="ce4" office:value-type="float" office:value="0.02">
            <text:p>0.02</text:p>
          </table:table-cell>
          <table:table-cell table:style-name="ce4" office:value-type="float" office:value="0.02">
            <text:p>0.02</text:p>
          </table:table-cell>
          <table:table-cell table:style-name="ce4" office:value-type="float" office:value="0.02">
            <text:p>0.02</text:p>
          </table:table-cell>
          <table:table-cell table:style-name="ce4" office:value-type="float" office:value="0.02">
            <text:p>0.02</text:p>
          </table:table-cell>
          <table:table-cell table:number-columns-repeated="1014"/>
        </table:table-row>
        <table:table-row table:style-name="ro1">
          <table:table-cell office:value-type="string">
            <text:p>fuit</text:p>
          </table:table-cell>
          <table:table-cell office:value-type="string">
            <text:p>drainage_factor</text:p>
          </table:table-cell>
          <table:table-cell table:style-name="ce4" office:value-type="float" office:value="0.04">
            <text:p>0.04</text:p>
          </table:table-cell>
          <table:table-cell table:style-name="ce4" office:value-type="float" office:value="0.04">
            <text:p>0.04</text:p>
          </table:table-cell>
          <table:table-cell table:style-name="ce4" office:value-type="float" office:value="0.04">
            <text:p>0.04</text:p>
          </table:table-cell>
          <table:table-cell table:style-name="ce4" office:value-type="float" office:value="0.04">
            <text:p>0.04</text:p>
          </table:table-cell>
          <table:table-cell table:number-columns-repeated="1014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Vmax</text:p>
          </table:table-cell>
          <table:table-cell/>
          <table:table-cell table:formula="of:= [.$C$6] * [.$C$4] * [.$C$5]" office:value-type="float" office:value="413025.34">
            <text:p>413025.34</text:p>
          </table:table-cell>
          <table:table-cell table:style-name="ce5" table:formula="of:= [.D6] * [.D4] * [.D5]" office:value-type="float" office:value="413025.34">
            <text:p>413,025.34</text:p>
          </table:table-cell>
          <table:table-cell table:style-name="ce5" table:formula="of:= [.E6] * [.E4] * [.E5]" office:value-type="float" office:value="413025.34">
            <text:p>413,025.34</text:p>
          </table:table-cell>
          <table:table-cell table:style-name="ce5" table:formula="of:= [.F6] * [.F4] * [.F5]" office:value-type="float" office:value="413025.34">
            <text:p>413,025.34</text:p>
          </table:table-cell>
          <table:table-cell table:number-columns-repeated="1014"/>
        </table:table-row>
        <table:table-row table:style-name="ro1">
          <table:table-cell office:value-type="string">
            <text:p>Vequi</text:p>
          </table:table-cell>
          <table:table-cell/>
          <table:table-cell table:formula="of:= [.$C$7] * [.$C$5]" office:value-type="float" office:value="1475090.5">
            <text:p>1475090.5</text:p>
          </table:table-cell>
          <table:table-cell table:style-name="ce5" table:formula="of:= [.D7] * [.D5]" office:value-type="float" office:value="1475090.5">
            <text:p>1,475,090.50</text:p>
          </table:table-cell>
          <table:table-cell table:style-name="ce5" table:formula="of:= [.E7] * [.E5]" office:value-type="float" office:value="1475090.5">
            <text:p>1,475,090.50</text:p>
          </table:table-cell>
          <table:table-cell table:style-name="ce5" table:formula="of:= [.F7] * [.F5]" office:value-type="float" office:value="1475090.5">
            <text:p>1,475,090.50</text:p>
          </table:table-cell>
          <table:table-cell table:number-columns-repeated="1014"/>
        </table:table-row>
        <table:table-row table:style-name="ro1">
          <table:table-cell office:value-type="string">
            <text:p>Vmin</text:p>
          </table:table-cell>
          <table:table-cell/>
          <table:table-cell table:formula="of:= [.$C$8] * [.$C$5]" office:value-type="float" office:value="0">
            <text:p>0</text:p>
          </table:table-cell>
          <table:table-cell table:style-name="ce5" table:formula="of:= [.D8] * [.D5]" office:value-type="float" office:value="0">
            <text:p>0.00</text:p>
          </table:table-cell>
          <table:table-cell table:style-name="ce5" table:formula="of:= [.E8] * [.E5]" office:value-type="float" office:value="0">
            <text:p>0.00</text:p>
          </table:table-cell>
          <table:table-cell table:style-name="ce5" table:formula="of:= [.F8] * [.F5]" office:value-type="float" office:value="0">
            <text:p>0.00</text:p>
          </table:table-cell>
          <table:table-cell table:number-columns-repeated="1014"/>
        </table:table-row>
        <table:table-row table:style-name="ro1">
          <table:table-cell office:value-type="string">
            <text:p>Vinit</text:p>
          </table:table-cell>
          <table:table-cell/>
          <table:table-cell table:formula="of:= [.$C$9] * [.$C$4] * [.$C$5]" office:value-type="float" office:value="206512.67">
            <text:p>206512.67</text:p>
          </table:table-cell>
          <table:table-cell table:style-name="ce5" table:formula="of:= [.D9] * [.D4] * [.D5]" office:value-type="float" office:value="206512.67">
            <text:p>206,512.67</text:p>
          </table:table-cell>
          <table:table-cell table:style-name="ce5" table:formula="of:= [.E9] * [.E4] * [.E5]" office:value-type="float" office:value="206512.67">
            <text:p>206,512.67</text:p>
          </table:table-cell>
          <table:table-cell table:style-name="ce5" table:formula="of:= [.F9] * [.F4] * [.F5]" office:value-type="float" office:value="383523.53">
            <text:p>383,523.53</text:p>
          </table:table-cell>
          <table:table-cell table:number-columns-repeated="1014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neerslag</text:p>
          </table:table-cell>
          <table:table-cell office:value-type="string">
            <text:p>precipitation</text:p>
          </table:table-cell>
          <table:table-cell table:number-columns-repeated="1018"/>
        </table:table-row>
        <table:table-row table:style-name="ro1">
          <table:table-cell office:value-type="string">
            <text:p>datum</text:p>
          </table:table-cell>
          <table:table-cell table:number-columns-repeated="1019"/>
        </table:table-row>
        <table:table-row table:style-name="ro1">
          <table:table-cell office:value-type="string">
            <text:p>waarde</text:p>
          </table:table-cell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number-columns-repeated="1014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verdamping</text:p>
          </table:table-cell>
          <table:table-cell office:value-type="string">
            <text:p>evaporation</text:p>
          </table:table-cell>
          <table:table-cell table:number-columns-repeated="1018"/>
        </table:table-row>
        <table:table-row table:style-name="ro1">
          <table:table-cell office:value-type="string">
            <text:p>datum</text:p>
          </table:table-cell>
          <table:table-cell table:number-columns-repeated="1019"/>
        </table:table-row>
        <table:table-row table:style-name="ro1">
          <table:table-cell office:value-type="string">
            <text:p>waarde</text:p>
          </table:table-cell>
          <table:table-cell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kwel</text:p>
          </table:table-cell>
          <table:table-cell office:value-type="string">
            <text:p>seepage</text:p>
          </table:table-cell>
          <table:table-cell table:number-columns-repeated="1018"/>
        </table:table-row>
        <table:table-row table:style-name="ro1">
          <table:table-cell office:value-type="string">
            <text:p>datum</text:p>
          </table:table-cell>
          <table:table-cell table:number-columns-repeated="1019"/>
        </table:table-row>
        <table:table-row table:style-name="ro1">
          <table:table-cell office:value-type="string">
            <text:p>waarde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0">
            <text:p>10</text:p>
          </table:table-cell>
          <table:table-cell table:number-columns-repeated="1014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Vt-1</text:p>
          </table:table-cell>
          <table:table-cell table:number-columns-repeated="2"/>
          <table:table-cell table:style-name="ce5" table:formula="of:= [.D5] * [.D9]" office:value-type="float" office:value="1032563.35">
            <text:p>1,032,563.35</text:p>
          </table:table-cell>
          <table:table-cell table:style-name="ce5" table:formula="of:= [.E5] * [.E9]" office:value-type="float" office:value="1032563.35">
            <text:p>1,032,563.35</text:p>
          </table:table-cell>
          <table:table-cell table:style-name="ce5" table:formula="of:= [.F5] * [.F9]" office:value-type="float" office:value="1917617.65">
            <text:p>1,917,617.65</text:p>
          </table:table-cell>
          <table:table-cell table:number-columns-repeated="1014"/>
        </table:table-row>
        <table:table-row table:style-name="ro1">
          <table:table-cell table:number-columns-repeated="1020"/>
        </table:table-row>
        <table:table-row table:style-name="ro1">
          <table:table-cell table:style-name="ce3" office:value-type="string">
            <text:p>Qkw</text:p>
          </table:table-cell>
          <table:table-cell office:value-type="string">
            <text:p>Q_seepage</text:p>
          </table:table-cell>
          <table:table-cell table:formula="of:= [.C$30] * [.$C$5] / 1000" office:value-type="float" office:value="0">
            <text:p>0</text:p>
          </table:table-cell>
          <table:table-cell table:formula="of:= [.D$30] * [.$C$5] / 1000" office:value-type="float" office:value="29501.81">
            <text:p>29501.81</text:p>
          </table:table-cell>
          <table:table-cell table:number-columns-repeated="1016"/>
        </table:table-row>
        <table:table-row table:style-name="ro1">
          <table:table-cell office:value-type="string">
            <text:p>Qn-v</text:p>
          </table:table-cell>
          <table:table-cell office:value-type="string">
            <text:p>Q_net_precipitation</text:p>
          </table:table-cell>
          <table:table-cell table:style-name="ce5"/>
          <table:table-cell table:style-name="ce5" table:formula="of:= IF([.D32] &lt;= [.D16]; [.D41]; [.D40])" office:value-type="float" office:value="47940.44125">
            <text:p>47,940.44</text:p>
          </table:table-cell>
          <table:table-cell table:style-name="ce5" table:formula="of:= IF([.E32] &lt;= [.E16]; [.E41]; [.E40])" office:value-type="float" office:value="-29501.81">
            <text:p>-29,501.81</text:p>
          </table:table-cell>
          <table:table-cell table:style-name="ce5" table:number-columns-repeated="1015"/>
        </table:table-row>
        <table:table-row table:style-name="ro1">
          <table:table-cell office:value-type="string">
            <text:p>Qdrain</text:p>
          </table:table-cell>
          <table:table-cell office:value-type="string">
            <text:p>Q_net_drainage</text:p>
          </table:table-cell>
          <table:table-cell/>
          <table:table-cell table:style-name="ce5" table:formula="of:= IF([.D32] &lt; [.D16]; [.D42]; IF([.D32] &gt; [.D16]; [.D43]; 0))" office:value-type="float" office:value="-41302.534">
            <text:p>-41,302.53</text:p>
          </table:table-cell>
          <table:table-cell/>
          <table:table-cell table:style-name="ce5" table:formula="of:= IF([.F32] &lt; [.F16]; [.F42]; IF([.F32] &gt; [.F16]; [.F43]; 0))" office:value-type="float" office:value="-38352.353">
            <text:p>-38,352.35</text:p>
          </table:table-cell>
          <table:table-cell table:number-columns-repeated="1014"/>
        </table:table-row>
        <table:table-row table:style-name="ro1">
          <table:table-cell office:value-type="string">
            <text:p>Vt / a</text:p>
          </table:table-cell>
          <table:table-cell office:value-type="string">
            <text:p>water_level</text:p>
          </table:table-cell>
          <table:table-cell/>
          <table:table-cell table:style-name="ce5" table:formula="of:= IF([.D32] + [.D44] &lt; [.D15]; [.D32]+[.D44]; [.D15]) / [.D5]" office:value-type="float" office:value="0.14">
            <text:p>0.14</text:p>
          </table:table-cell>
          <table:table-cell table:number-columns-repeated="1016"/>
        </table:table-row>
        <table:table-row table:style-name="ro1">
          <table:table-cell office:value-type="string">
            <text:p>Qastr</text:p>
          </table:table-cell>
          <table:table-cell office:value-type="string">
            <text:p>flow_off</text:p>
          </table:table-cell>
          <table:table-cell/>
          <table:table-cell table:style-name="ce5" table:formula="of:= IF([.D32] + [.D44] &gt; [.D15]; -([.D44] + [.D32] - [.D15]); 0)" office:value-type="float" office:value="-655677.72725">
            <text:p>-655,677.73</text:p>
          </table:table-cell>
          <table:table-cell table:number-columns-repeated="1016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3"/>
          <table:table-cell table:formula="of:=([.D$22] - [.D$26] * [.D$10]) * [.D$5]/1000" office:value-type="float" office:value="44252.715">
            <text:p>44252.715</text:p>
          </table:table-cell>
          <table:table-cell table:formula="of:=([.E$22] - [.E$26] * [.E$10]) * [.E$5]/1000" office:value-type="float" office:value="-44252.715">
            <text:p>-44252.715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([.D$22] - [.D$26] * [.D$11]) * [.D$5]/1000" office:value-type="float" office:value="47940.44125">
            <text:p>47940.44125</text:p>
          </table:table-cell>
          <table:table-cell table:formula="of:=([.E$22] - [.E$26] * [.E$11]) * [.E$5]/1000" office:value-type="float" office:value="-29501.81">
            <text:p>-29501.81</text:p>
          </table:table-cell>
          <table:table-cell table:number-columns-repeated="1015"/>
        </table:table-row>
        <table:table-row table:style-name="ro1">
          <table:table-cell office:value-type="string">
            <text:p>Vt-1 * fin</text:p>
          </table:table-cell>
          <table:table-cell table:number-columns-repeated="2"/>
          <table:table-cell table:formula="of:= -[.D$32] *[.D$13]" office:value-type="float" office:value="-41302.534">
            <text:p>-41302.534</text:p>
          </table:table-cell>
          <table:table-cell/>
          <table:table-cell table:formula="of:= -[.F$32] *[.F$13]" office:value-type="float" office:value="-76704.706">
            <text:p>-76704.706</text:p>
          </table:table-cell>
          <table:table-cell table:number-columns-repeated="1014"/>
        </table:table-row>
        <table:table-row table:style-name="ro1">
          <table:table-cell office:value-type="string">
            <text:p>Vt-1 * Fuit</text:p>
          </table:table-cell>
          <table:table-cell table:number-columns-repeated="2"/>
          <table:table-cell table:formula="of:= -[.D$32] * [.D12]" office:value-type="float" office:value="-20651.267">
            <text:p>-20651.267</text:p>
          </table:table-cell>
          <table:table-cell/>
          <table:table-cell table:formula="of:= -[.F$32] * [.F12]" office:value-type="float" office:value="-38352.353">
            <text:p>-38352.353</text:p>
          </table:table-cell>
          <table:table-cell table:number-columns-repeated="1014"/>
        </table:table-row>
        <table:table-row table:style-name="ro1">
          <table:table-cell office:value-type="string">
            <text:p>Qin</text:p>
          </table:table-cell>
          <table:table-cell table:number-columns-repeated="2"/>
          <table:table-cell table:style-name="ce5" table:formula="of:= [.D36] + [.D35] + [.D34]" office:value-type="float" office:value="36139.71725">
            <text:p>36,139.72</text:p>
          </table:table-cell>
          <table:table-cell/>
          <table:table-cell table:style-name="ce5"/>
          <table:table-cell table:number-columns-repeated="101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1">12/01/2010</text:date>, <text:time>13:24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ieter Swinkels</meta:initial-creator>
    <meta:creation-date>2010-11-30T13:08:59</meta:creation-date>
    <dc:date>2010-12-01T13:24:12</dc:date>
    <dc:creator>Pieter Swinkels</dc:creator>
    <meta:editing-duration>PT06H17M04S</meta:editing-duration>
    <meta:editing-cycles>30</meta:editing-cycles>
    <meta:generator>OpenOffice.org/3.2$Linux OpenOffice.org_project/320m12$Build-9483</meta:generator>
    <meta:document-statistic meta:table-count="3" meta:cell-count="183" meta:object-count="0"/>
  </office:meta>
</office:document-meta>
</file>